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x_y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4064368188894" calcext:value-type="float">
            <text:p>48,4064368188894</text:p>
          </table:table-cell>
          <table:table-cell office:value-type="float" office:value="0.467060197197716" calcext:value-type="float">
            <text:p>0,467060197197716</text:p>
          </table:table-cell>
          <table:table-cell office:value-type="string" calcext:value-type="string">
            <text:p>First po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129752535497" calcext:value-type="float">
            <text:p>49,129752535497</text:p>
          </table:table-cell>
          <table:table-cell office:value-type="float" office:value="1.66152941176471" calcext:value-type="float">
            <text:p>1,66152941176471</text:p>
          </table:table-cell>
          <table:table-cell office:value-type="string" calcext:value-type="string">
            <text:p>Second po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5" calcext:value-type="float">
            <text:p>47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hird poi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.2" calcext:value-type="float">
            <text:p>51,2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Test éèâ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7:10:55.55934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2T17:11:55.811163026</dc:date>
    <dc:creator>Arnaud Morvan</dc:creator>
    <meta:editing-duration>PT1M19S</meta:editing-duration>
    <meta:editing-cycles>4</meta:editing-cycles>
    <meta:generator>LibreOffice/6.4.7.2$Linux_X86_64 LibreOffice_project/40$Build-2</meta:generator>
    <meta:document-statistic meta:table-count="1" meta:cell-count="25" meta:object-count="0"/>
  </office:meta>
</office:document-meta>
</file>